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D000002EDF79E54E416ADED17.png" manifest:media-type="image/png"/>
  <manifest:file-entry manifest:full-path="Pictures/1000000100000348000002EDEB566594B0DCCFDB.png" manifest:media-type="image/png"/>
  <manifest:file-entry manifest:full-path="Pictures/1000000100000348000002ED362BC56447A24E08.png" manifest:media-type="image/png"/>
  <manifest:file-entry manifest:full-path="Pictures/1000000100000456000002AAC208D75AA5FABF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officeooo:rsid="0001d628" officeooo:paragraph-rsid="0001d628" style:font-size-asian="11.3500003814697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officeooo:rsid="0001d628" officeooo:paragraph-rsid="0001d628" style:font-size-asian="11.3500003814697pt" style:font-size-complex="13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.1</text:p>
      <text:p text:style-name="P1"/>
      <text:p text:style-name="P1"/>
      <text:p text:style-name="P1"/>
      <text:p text:style-name="P2"><draw:frame draw:style-name="fr3" draw:name="Image1" text:anchor-type="char" svg:width="6.9252in" svg:height="4.2543in" draw:z-index="0"><draw:image xlink:href="Pictures/1000000100000456000002AAC208D75AA5FABF0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x="0in" svg:y="-0.3472in" svg:width="6.9252in" svg:height="6.1744in" draw:z-index="1"><draw:image xlink:href="Pictures/1000000100000348000002ED362BC56447A24E08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6.9252in" svg:height="6.1744in" draw:z-index="2"><draw:image xlink:href="Pictures/1000000100000348000002EDEB566594B0DCCFD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width="6.9252in" svg:height="4.011in" draw:z-index="3"><draw:image xlink:href="Pictures/100000010000050D000002EDF79E54E416ADED1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05:54:30.559413277</meta:creation-date>
    <dc:date>2024-07-21T05:57:36.131876544</dc:date>
    <meta:editing-duration>PT3M6S</meta:editing-duration>
    <meta:editing-cycles>1</meta:editing-cycles>
    <meta:document-statistic meta:table-count="0" meta:image-count="4" meta:object-count="0" meta:page-count="4" meta:paragraph-count="1" meta:word-count="2" meta:character-count="14" meta:non-whitespace-character-count="13"/>
    <meta:generator>LibreOffice/7.3.7.2$Linux_X86_64 LibreOffice_project/30$Build-2</meta:generator>
  </office:meta>
</office:document-meta>
</file>